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8be3" officeooo:paragraph-rsid="00198be3"/>
    </style:style>
    <style:style style:name="P2" style:family="paragraph" style:parent-style-name="Standard">
      <style:text-properties officeooo:rsid="00198be3" officeooo:paragraph-rsid="001ea588"/>
    </style:style>
    <style:style style:name="T1" style:family="text">
      <style:text-properties officeooo:rsid="001cf9c5"/>
    </style:style>
    <style:style style:name="T2" style:family="text">
      <style:text-properties officeooo:rsid="001d75e3"/>
    </style:style>
    <style:style style:name="T3" style:family="text">
      <style:text-properties officeooo:rsid="00203684"/>
    </style:style>
    <style:style style:name="T4" style:family="text">
      <style:text-properties officeooo:rsid="00224a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SI này hộ trợ PWM với 7 kênh.</text:p>
      <text:p text:style-name="P1"/>
      <text:p text:style-name="P1"><text:span text:style-name="T1">*Các tính năng</text:span></text:p>
      <text:p text:style-name="P1">- <text:span text:style-name="T1">Có thể thiết lập chu kì đầu ra của PWM (10bits)</text:span></text:p>
      <text:p text:style-name="P2">- <text:span text:style-name="T2">Chu kì đầu ra của PWM có thể thiết lập từ 2 chu kì dến 2^24 × 1023 chu kì của clock bus nội S3D4φ. Khi S3D4φ=66.66 MHz thì chu kì của nó từ 15ns đến 257.5s.</text:span></text:p>
      <text:p text:style-name="P2">- Độ <text:span text:style-name="T3">rộng level cao của PWM output có thể set (10 bits)</text:span></text:p>
      <text:p text:style-name="P2">- <text:span text:style-name="T4">Có thể lựa chọn đầu ra xung liên tục hoặc đầu ra xung đơn.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7:32:27.939529251</meta:creation-date>
    <meta:generator>LibreOffice/5.1.6.2$Linux_X86_64 LibreOffice_project/10m0$Build-2</meta:generator>
    <dc:date>2017-12-13T18:01:49.255176214</dc:date>
    <meta:editing-duration>PT29M20S</meta:editing-duration>
    <meta:editing-cycles>8</meta:editing-cycles>
    <meta:document-statistic meta:table-count="0" meta:image-count="0" meta:object-count="0" meta:page-count="1" meta:paragraph-count="6" meta:word-count="89" meta:character-count="367" meta:non-whitespace-character-count="284"/>
  </office:meta>
</office:document-meta>
</file>